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color="#3465a4" draw:fill="solid" draw:fill-color="#00cc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8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9.25cm" fo:min-width="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3333" draw:auto-grow-height="true" draw:auto-grow-width="false" fo:max-height="0cm" fo:min-height="2.25cm"/>
      <style:paragraph-properties style:writing-mode="lr-tb"/>
    </style:style>
    <style:style style:name="gr24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min-height="2.419cm" fo:min-width="9.38cm" fo:padding-top="0.275cm" fo:padding-bottom="0.275cm" fo:padding-left="0.4cm" fo:padding-right="0.4cm"/>
    </style:style>
    <style:style style:name="gr25" style:family="graphic" style:parent-style-name="standard" style:list-style-name="L1">
      <style:graphic-properties draw:stroke="none" svg:stroke-color="#000000" draw:fill="none" draw:fill-color="#ff3333" draw:auto-grow-height="true" draw:auto-grow-width="false" fo:max-height="0cm" fo:min-height="4.978cm"/>
      <style:paragraph-properties style:writing-mode="lr-tb"/>
    </style:style>
    <style:style style:name="gr26" style:family="graphic" style:parent-style-name="objectwithoutfill">
      <style:graphic-properties draw:marker-start="Circle_20_unfilled" draw:marker-start-width="0.6cm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marker-start="Circle_20_unfilled" draw:marker-start-width="0.3cm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draw:fill="none" fo:min-height="0.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3300"/>
      <style:paragraph-properties fo:text-align="center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fo:color="#ff0000" loext:opacity="100%"/>
    </style:style>
    <style:style style:name="P16" style:family="paragraph">
      <loext:graphic-properties draw:fill="none" draw:fill-color="#ff3333"/>
      <style:text-properties fo:color="#ff0000" loext:opacity="100%" loext:color-lum-mod="100%" loext:color-lum-off="0%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ff0000" loext:opacity="100%" fo:font-size="14pt" fo:font-weight="bold" style:font-weight-asian="bold" style:font-weight-complex="bold"/>
    </style:style>
    <style:style style:name="P18" style:family="paragraph">
      <style:text-properties fo:color="#ff0000" loext:opacity="100%" fo:font-size="14pt" fo:font-weight="bold" style:font-weight-asian="bold" style:font-weight-complex="bold"/>
    </style:style>
    <style:style style:name="P19" style:family="paragraph">
      <loext:graphic-properties draw:fill="none" draw:fill-color="#ff3333"/>
      <style:paragraph-properties fo:margin-left="0cm" fo:margin-right="0cm" fo:margin-top="0cm" fo:margin-bottom="0cm" fo:line-height="100%" fo:text-indent="0cm"/>
      <style:text-properties fo:color="#ff0000" loext:opacity="100%" loext:color-lum-mod="100%" loext:color-lum-off="0%" fo:font-size="14pt" fo:font-weight="bold" style:font-weight-asian="bold" style:font-weight-complex="bold"/>
    </style:style>
    <style:style style:name="P20" style:family="paragraph">
      <style:text-properties fo:font-size="14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fo:font-size="12pt"/>
    </style:style>
    <style:style style:name="P26" style:family="paragraph">
      <style:text-properties fo:font-size="12pt"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2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9" style:family="paragraph">
      <loext:graphic-properties draw:fill="none"/>
    </style:style>
    <style:style style:name="T1" style:family="text">
      <style:text-properties fo:font-size="14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14pt" fo:font-weight="bold" style:font-weight-asian="bold" style:font-weight-complex="bold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2" draw:text-style-name="P2" draw:layer="layout" svg:x1="14.6cm" svg:y1="6.607cm" svg:x2="20.374cm" svg:y2="6.078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line draw:style-name="gr3" draw:text-style-name="P2" draw:layer="layout" svg:x1="3.414cm" svg:y1="10.89cm" svg:x2="9.135cm" svg:y2="7.067cm">
          <text:p/>
        </draw:line>
        <draw:line draw:style-name="gr3" draw:text-style-name="P2" draw:layer="layout" svg:x1="3.361cm" svg:y1="7.596cm" svg:x2="9.135cm" svg:y2="7.067cm">
          <text:p/>
        </draw:line>
        <draw:line draw:style-name="gr3" draw:text-style-name="P2" draw:layer="layout" svg:x1="3.348cm" svg:y1="3.923cm" svg:x2="9.135cm" svg:y2="7.067cm">
          <text:p/>
        </draw:line>
        <draw:line draw:style-name="gr4" draw:text-style-name="P2" draw:layer="layout" svg:x1="14.639cm" svg:y1="6.678cm" svg:x2="20.36cm" svg:y2="2.855cm">
          <text:p/>
        </draw:line>
        <draw:line draw:style-name="gr4" draw:text-style-name="P2" draw:layer="layout" svg:x1="14.592cm" svg:y1="6.608cm" svg:x2="20.366cm" svg:y2="6.079cm">
          <text:p/>
        </draw:line>
        <draw:line draw:style-name="gr4" draw:text-style-name="P2" draw:layer="layout" svg:x1="14.604cm" svg:y1="10.074cm" svg:x2="20.391cm" svg:y2="13.218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8.973cm" svg:y="3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20.215cm" svg:y="9.4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20.215cm" svg:y="2.6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20.227cm" svg:y="5.8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8.973cm" svg:y="10.4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line draw:style-name="gr3" draw:text-style-name="P2" draw:layer="layout" svg:x1="3.396cm" svg:y1="7.7cm" svg:x2="9.117cm" svg:y2="3.877cm">
          <text:p/>
        </draw:line>
        <draw:line draw:style-name="gr3" draw:text-style-name="P2" draw:layer="layout" svg:x1="3.352cm" svg:y1="7.483cm" svg:x2="9.139cm" svg:y2="10.627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6" draw:layer="layout" svg:width="2cm" svg:height="1cm" svg:x="15.5cm" svg:y="14.5cm">
          <draw:text-box>
            <text:p>Time</text:p>
          </draw:text-box>
        </draw:frame>
        <draw:frame draw:style-name="gr9" draw:text-style-name="P6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8.97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7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7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 text:style-name="P2"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4.583cm" svg:y1="6.49cm" svg:x2="20.37cm" svg:y2="9.634cm">
          <text:p/>
        </draw:line>
        <draw:line draw:style-name="gr12" draw:text-style-name="P1" draw:layer="layout" svg:x1="16.062cm" svg:y1="10.854cm" svg:x2="16.062cm" svg:y2="12.334cm">
          <text:p/>
        </draw:line>
        <draw:custom-shape draw:style-name="gr13" draw:text-style-name="P8" draw:layer="layout" svg:width="0.317cm" svg:height="0.317cm" svg:x="15.923cm" svg:y="12.2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8.966cm" svg:y1="12.401cm" svg:x2="18.966cm" svg:y2="13.881cm">
          <text:p/>
        </draw:line>
        <draw:custom-shape draw:style-name="gr13" draw:text-style-name="P8" draw:layer="layout" svg:width="0.317cm" svg:height="0.317cm" svg:x="18.827cm" svg:y="13.8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4.626cm" svg:y1="3.459cm" svg:x2="20.347cm" svg:y2="-0.364cm">
          <text:p/>
        </draw:line>
        <draw:custom-shape draw:style-name="gr13" draw:text-style-name="P8" draw:layer="layout" svg:width="0.317cm" svg:height="0.317cm" svg:x="15.069cm" svg:y="2.8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7.429cm" svg:y="1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7.518cm" svg:y1="6.157cm" svg:x2="7.518cm" svg:y2="7.637cm">
          <text:p/>
        </draw:line>
        <draw:custom-shape draw:style-name="gr13" draw:text-style-name="P8" draw:layer="layout" svg:width="0.317cm" svg:height="0.317cm" svg:x="7.379cm" svg:y="7.5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4.641cm" svg:y1="4.583cm" svg:x2="4.641cm" svg:y2="6.063cm">
          <text:p/>
        </draw:line>
        <draw:custom-shape draw:style-name="gr13" draw:text-style-name="P8" draw:layer="layout" svg:width="0.317cm" svg:height="0.317cm" svg:x="4.502cm" svg:y="6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5.491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7.838cm" svg:y="4.4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7.946cm" svg:y="7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5.667cm" svg:y="9.1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.841cm" svg:y1="7.731cm" svg:x2="3.841cm" svg:y2="9.211cm">
          <text:p/>
        </draw:line>
        <draw:custom-shape draw:style-name="gr13" draw:text-style-name="P8" draw:layer="layout" svg:width="0.317cm" svg:height="0.317cm" svg:x="3.702cm" svg:y="9.1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6.745cm" svg:y1="9.305cm" svg:x2="6.745cm" svg:y2="10.785cm">
          <text:p/>
        </draw:line>
        <draw:custom-shape draw:style-name="gr13" draw:text-style-name="P8" draw:layer="layout" svg:width="0.317cm" svg:height="0.317cm" svg:x="6.606cm" svg:y="10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6.907cm" svg:y1="7.704cm" svg:x2="16.907cm" svg:y2="9.184cm">
          <text:p/>
        </draw:line>
        <draw:custom-shape draw:style-name="gr13" draw:text-style-name="P8" draw:layer="layout" svg:width="0.317cm" svg:height="0.317cm" svg:x="16.768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9.086cm" svg:y="6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9.758cm" svg:y1="9.292cm" svg:x2="19.758cm" svg:y2="10.772cm">
          <text:p/>
        </draw:line>
        <draw:custom-shape draw:style-name="gr13" draw:text-style-name="P8" draw:layer="layout" svg:width="0.317cm" svg:height="0.317cm" svg:x="19.619cm" svg:y="10.7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5.219cm" svg:y="6.0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7.56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9.9cm" svg:y="2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.5cm" svg:y1="4.604cm" svg:x2="4.665cm" svg:y2="4.604cm">
          <text:p/>
        </draw:line>
        <draw:line draw:style-name="gr12" draw:text-style-name="P1" draw:layer="layout" svg:x1="9.105cm" svg:y1="7.75cm" svg:x2="10.315cm" svg:y2="7.75cm">
          <text:p text:style-name="P2"><text:s text:c="2"/></text:p>
        </draw:line>
        <draw:line draw:style-name="gr12" draw:text-style-name="P1" draw:layer="layout" svg:x1="4.019cm" svg:y1="9.313cm" svg:x2="6.769cm" svg:y2="9.313cm">
          <text:p/>
        </draw:line>
        <draw:line draw:style-name="gr12" draw:text-style-name="P1" draw:layer="layout" svg:x1="6.769cm" svg:y1="10.872cm" svg:x2="9.133cm" svg:y2="10.872cm">
          <text:p/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2" draw:text-style-name="P1" draw:layer="layout" svg:x1="14.749cm" svg:y1="10.872cm" svg:x2="16.036cm" svg:y2="10.872cm">
          <text:p/>
        </draw:line>
        <draw:line draw:style-name="gr12" draw:text-style-name="P1" draw:layer="layout" svg:x1="16.126cm" svg:y1="12.43cm" svg:x2="18.996cm" svg:y2="12.43cm">
          <text:p/>
        </draw:line>
        <draw:custom-shape draw:style-name="gr11" draw:text-style-name="P7" draw:layer="layout" svg:width="0.317cm" svg:height="0.317cm" svg:x="3.36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3.361cm" svg:y="10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3.319cm" svg:y="4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.5cm" svg:y1="7.75cm" svg:x2="3.841cm" svg:y2="7.75cm">
          <text:p/>
        </draw:line>
        <draw:line draw:style-name="gr12" draw:text-style-name="P1" draw:layer="layout" svg:x1="16.952cm" svg:y1="9.278cm" svg:x2="19.822cm" svg:y2="9.278cm">
          <text:p/>
        </draw:line>
        <draw:line draw:style-name="gr12" draw:text-style-name="P1" draw:layer="layout" svg:x1="14.8cm" svg:y1="7.754cm" svg:x2="16.914cm" svg:y2="7.754cm">
          <text:p/>
        </draw:line>
        <draw:line draw:style-name="gr15" draw:text-style-name="P1" draw:layer="layout" svg:x1="3.5cm" svg:y1="7.75cm" svg:x2="5.636cm" svg:y2="7.75cm">
          <text:p/>
        </draw:line>
        <draw:line draw:style-name="gr15" draw:text-style-name="P1" draw:layer="layout" svg:x1="5.636cm" svg:y1="7.75cm" svg:x2="5.636cm" svg:y2="6.161cm">
          <text:p/>
        </draw:line>
        <draw:line draw:style-name="gr15" draw:text-style-name="P1" draw:layer="layout" svg:x1="5.636cm" svg:y1="6.161cm" svg:x2="8cm" svg:y2="6.161cm">
          <text:p text:style-name="P2"><text:s text:c="16"/></text:p>
        </draw:line>
        <draw:line draw:style-name="gr15" draw:text-style-name="P1" draw:layer="layout" svg:x1="8cm" svg:y1="6.214cm" svg:x2="8cm" svg:y2="4.625cm">
          <text:p/>
        </draw:line>
        <draw:line draw:style-name="gr16" draw:text-style-name="P9" draw:layer="layout" svg:x1="4.836cm" svg:y1="6.23cm" svg:x2="7.586cm" svg:y2="6.23cm">
          <text:p/>
        </draw:line>
        <draw:line draw:style-name="gr15" draw:text-style-name="P1" draw:layer="layout" svg:x1="8cm" svg:y1="4.625cm" svg:x2="9.17cm" svg:y2="4.625cm">
          <text:p/>
        </draw:line>
        <draw:line draw:style-name="gr15" draw:text-style-name="P1" draw:layer="layout" svg:x1="3.581cm" svg:y1="10.866cm" svg:x2="5.791cm" svg:y2="10.866cm">
          <text:p/>
        </draw:line>
        <draw:line draw:style-name="gr15" draw:text-style-name="P1" draw:layer="layout" svg:x1="5.805cm" svg:y1="10.912cm" svg:x2="5.805cm" svg:y2="9.323cm">
          <text:p/>
        </draw:line>
        <draw:line draw:style-name="gr15" draw:text-style-name="P1" draw:layer="layout" svg:x1="5.804cm" svg:y1="9.274cm" svg:x2="8.108cm" svg:y2="9.274cm">
          <text:p/>
        </draw:line>
        <draw:line draw:style-name="gr15" draw:text-style-name="P1" draw:layer="layout" svg:x1="8.108cm" svg:y1="9.308cm" svg:x2="8.108cm" svg:y2="7.719cm">
          <text:p/>
        </draw:line>
        <draw:line draw:style-name="gr15" draw:text-style-name="P1" draw:layer="layout" svg:x1="8.108cm" svg:y1="7.719cm" svg:x2="9.139cm" svg:y2="7.719cm">
          <text:p/>
        </draw:line>
        <draw:line draw:style-name="gr17" draw:text-style-name="P9" draw:layer="layout" svg:x1="7.699cm" svg:y1="7.798cm" svg:x2="9.199cm" svg:y2="7.798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15.262cm" svg:y1="4.647cm" svg:x2="15.262cm" svg:y2="3.058cm">
          <text:p/>
        </draw:line>
        <draw:line draw:style-name="gr15" draw:text-style-name="P1" draw:layer="layout" svg:x1="15.406cm" svg:y1="7.763cm" svg:x2="15.406cm" svg:y2="6.174cm">
          <text:p/>
        </draw:line>
        <draw:line draw:style-name="gr15" draw:text-style-name="P1" draw:layer="layout" svg:x1="17.726cm" svg:y1="6.196cm" svg:x2="17.726cm" svg:y2="4.607cm">
          <text:p/>
        </draw:line>
        <draw:line draw:style-name="gr15" draw:text-style-name="P1" draw:layer="layout" svg:x1="20.054cm" svg:y1="4.647cm" svg:x2="20.054cm" svg:y2="3.058cm">
          <text:p/>
        </draw:line>
        <draw:line draw:style-name="gr15" draw:text-style-name="P1" draw:layer="layout" svg:x1="19.267cm" svg:y1="7.746cm" svg:x2="19.267cm" svg:y2="6.157cm">
          <text:p/>
        </draw:line>
        <draw:line draw:style-name="gr15" draw:text-style-name="P1" draw:layer="layout" svg:x1="9.146cm" svg:y1="7.676cm" svg:x2="10.563cm" svg:y2="7.676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line draw:style-name="gr15" draw:text-style-name="P1" draw:layer="layout" svg:x1="14.75cm" svg:y1="4.6cm" svg:x2="15.262cm" svg:y2="4.6cm">
          <text:p/>
        </draw:line>
        <draw:line draw:style-name="gr15" draw:text-style-name="P1" draw:layer="layout" svg:x1="15.262cm" svg:y1="3.058cm" svg:x2="17.59cm" svg:y2="3.058cm">
          <text:p/>
        </draw:line>
        <draw:line draw:style-name="gr15" draw:text-style-name="P1" draw:layer="layout" svg:x1="17.59cm" svg:y1="3.058cm" svg:x2="17.59cm" svg:y2="1.469cm">
          <text:p/>
        </draw:line>
        <draw:line draw:style-name="gr15" draw:text-style-name="P1" draw:layer="layout" svg:x1="17.726cm" svg:y1="4.607cm" svg:x2="20.054cm" svg:y2="4.607cm">
          <text:p/>
        </draw:line>
        <draw:line draw:style-name="gr15" draw:text-style-name="P1" draw:layer="layout" svg:x1="15.406cm" svg:y1="6.174cm" svg:x2="17.734cm" svg:y2="6.174cm">
          <text:p/>
        </draw:line>
        <draw:line draw:style-name="gr15" draw:text-style-name="P1" draw:layer="layout" svg:x1="14.792cm" svg:y1="7.754cm" svg:x2="19.267cm" svg:y2="7.754cm">
          <text:p/>
        </draw:line>
        <draw:line draw:style-name="gr15" draw:text-style-name="P1" draw:layer="layout" svg:x1="14.784cm" svg:y1="7.646cm" svg:x2="15.41cm" svg:y2="7.646cm">
          <text:p/>
        </draw:line>
        <draw:custom-shape draw:style-name="gr18" draw:text-style-name="P7" draw:layer="layout" svg:width="0.317cm" svg:height="0.317cm" svg:x="20.214cm" svg:y="6.03cm">
          <text:p text:style-name="P2"><text:s text:c="1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20.217cm" svg:y="2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20.231cm" svg:y="10.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1" draw:layer="layout" svg:x1="19.267cm" svg:y1="6.157cm" svg:x2="20.43cm" svg:y2="6.157cm">
          <text:p text:style-name="P2"><text:s text:c="3"/></text:p>
        </draw:line>
        <draw:line draw:style-name="gr15" draw:text-style-name="P1" draw:layer="layout" svg:x1="20.054cm" svg:y1="3.058cm" svg:x2="20.43cm" svg:y2="3.058cm">
          <text:p text:style-name="P2"><text:s text:c="3"/></text:p>
        </draw:line>
        <draw:line draw:style-name="gr12" draw:text-style-name="P1" draw:layer="layout" svg:x1="19.785cm" svg:y1="10.87cm" svg:x2="20.43cm" svg:y2="10.87cm">
          <text:p/>
        </draw:line>
        <draw:custom-shape draw:style-name="gr11" draw:text-style-name="P7" draw:layer="layout" svg:width="0.317cm" svg:height="0.317cm" svg:x="20.189cm" svg:y="13.8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9cm" svg:y1="14cm" svg:x2="20.379cm" svg:y2="14cm">
          <text:p/>
        </draw:line>
        <draw:line draw:style-name="gr15" draw:text-style-name="P1" draw:layer="layout" svg:x1="9.5cm" svg:y1="7.676cm" svg:x2="14.75cm" svg:y2="7.676cm">
          <text:p/>
        </draw:line>
        <draw:line draw:style-name="gr12" draw:text-style-name="P1" draw:layer="layout" svg:x1="9.185cm" svg:y1="7.739cm" svg:x2="14.749cm" svg:y2="7.739cm">
          <text:p/>
        </draw:line>
        <draw:line draw:style-name="gr15" draw:text-style-name="P1" draw:layer="layout" svg:x1="3.949cm" svg:y1="7.74cm" svg:x2="9.199cm" svg:y2="7.74cm">
          <text:p/>
        </draw:line>
        <draw:line draw:style-name="gr12" draw:text-style-name="P1" draw:layer="layout" svg:x1="3.634cm" svg:y1="7.803cm" svg:x2="9.198cm" svg:y2="7.803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6" draw:layer="layout" svg:width="2cm" svg:height="1cm" svg:x="15.5cm" svg:y="14.5cm">
          <draw:text-box>
            <text:p>Time</text:p>
          </draw:text-box>
        </draw:frame>
        <draw:frame draw:style-name="gr9" draw:text-style-name="P6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9.105cm" svg:y1="7.75cm" svg:x2="10.315cm" svg:y2="7.75cm">
          <text:p text:style-name="P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676cm" svg:x2="10.563cm" svg:y2="7.676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line draw:style-name="gr15" draw:text-style-name="P1" draw:layer="layout" svg:x1="14.75cm" svg:y1="4.6cm" svg:x2="15.262cm" svg:y2="4.6cm">
          <text:p/>
        </draw:line>
        <draw:line draw:style-name="gr15" draw:text-style-name="P1" draw:layer="layout" svg:x1="9.5cm" svg:y1="7.676cm" svg:x2="14.75cm" svg:y2="7.676cm">
          <text:p/>
        </draw:line>
        <draw:line draw:style-name="gr12" draw:text-style-name="P1" draw:layer="layout" svg:x1="9.185cm" svg:y1="7.739cm" svg:x2="14.749cm" svg:y2="7.739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6" draw:layer="layout" svg:width="7cm" svg:height="0.962cm" svg:x="10cm" svg:y="0.5cm">
          <draw:text-box>
            <text:p>Initial condition</text:p>
          </draw:text-box>
        </draw:frame>
        <draw:custom-shape draw:style-name="gr21" draw:text-style-name="P11" draw:layer="layout" svg:width="6.5cm" svg:height="9.5cm" svg:x="9.5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505cm" svg:height="2.384cm" svg:x="3.495cm" svg:y="6.5cm">
          <draw:text-box>
            <text:p>initialPosition</text:p>
            <text:p>initialStepPosition</text:p>
          </draw:text-box>
        </draw:frame>
        <draw:frame draw:style-name="gr22" draw:text-style-name="P6" draw:layer="layout" svg:width="9.5cm" svg:height="1.673cm" svg:x="18cm" svg:y="0.5cm">
          <draw:text-box>
            <text:p>”scale” is known = steps/mm</text:p>
          </draw:text-box>
        </draw:frame>
        <presentation:notes draw:style-name="dp1">
          <draw:page-thumbnail draw:style-name="gr1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6" draw:layer="layout" svg:width="2cm" svg:height="1cm" svg:x="15.5cm" svg:y="14.5cm">
          <draw:text-box>
            <text:p>Time</text:p>
          </draw:text-box>
        </draw:frame>
        <draw:frame draw:style-name="gr9" draw:text-style-name="P6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6" draw:layer="layout" svg:width="7cm" svg:height="0.962cm" svg:x="10cm" svg:y="0.5cm">
          <draw:text-box>
            <text:p>End condition</text:p>
          </draw:text-box>
        </draw:frame>
        <draw:frame draw:style-name="gr6" draw:text-style-name="P6" draw:layer="layout" svg:width="6.505cm" svg:height="2.384cm" svg:x="3.495cm" svg:y="6.5cm">
          <draw:text-box>
            <text:p>initialPosition</text:p>
            <text:p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5.005cm" svg:height="2.384cm" svg:x="16.495cm" svg:y="6.188cm">
          <draw:text-box>
            <text:p>commandedPosition - 3 examples here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presentation:notes draw:style-name="dp1">
          <draw:page-thumbnail draw:style-name="gr1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10cm" svg:y="0.5cm">
          <draw:text-box>
            <text:p text:style-name="P12">StepPosition for end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5.005cm" svg:height="3.095cm" svg:x="15cm" svg:y="3cm">
          <draw:text-box>
            <text:p>commandedPosition - 3 examples here</text:p>
            <text:p>stepPosition = </text:p>
            <text:p><text:s text:c="7"/>floor(commandedPosition*scale)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presentation:notes draw:style-name="dp1">
          <draw:page-thumbnail draw:style-name="gr19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10cm" svg:y="0.5cm">
          <draw:text-box>
            <text:p text:style-name="P12">Check for no step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5.005cm" svg:height="2.384cm" svg:x="15.495cm" svg:y="6.405cm">
          <draw:text-box>
            <text:p>commandedPosition</text:p>
            <text:p>stepPosition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draw:frame draw:style-name="gr23" draw:text-style-name="P16" draw:layer="layout" svg:width="12cm" svg:height="2.5cm" svg:x="15.5cm" svg:y="3cm">
          <draw:text-box>
            <text:p text:style-name="P15"><text:span text:style-name="T2">if initialStepPosition == stepPosition</text:span></text:p>
            <text:p text:style-name="P15"><text:span text:style-name="T2"><text:tab/></text:span><text:span text:style-name="T2">take no step</text:span></text:p>
            <text:p text:style-name="P15"><text:span text:style-name="T2"><text:tab/></text:span><text:span text:style-name="T2">goto update and return success</text:span></text:p>
          </draw:text-box>
        </draw:frame>
        <draw:custom-shape draw:style-name="gr24" draw:text-style-name="P1" draw:layer="layout" svg:width="10.5cm" svg:height="3.289cm" svg:x="13cm" svg:y="5.7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9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13" draw:layer="layout" svg:width="9.5cm" svg:height="1.673cm" svg:x="7.5cm" svg:y="0.5cm">
          <draw:text-box>
            <text:p text:style-name="P12">Check for too many steps</text:p>
            <text:p text:style-name="P12">too high frequency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6" draw:text-style-name="P6" draw:layer="layout" svg:width="15.005cm" svg:height="2.384cm" svg:x="14.995cm" svg:y="3cm">
          <draw:text-box>
            <text:p>commandedPosition</text:p>
            <text:p>stepPosition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draw:frame draw:style-name="gr25" draw:text-style-name="P19" draw:layer="layout" svg:width="22cm" svg:height="5.228cm" svg:x="5cm" svg:y="11.272cm">
          <draw:text-box>
            <text:p text:style-name="P17"><text:span text:style-name="T3">approximateFrequency = abs(initialStepPosition - stepPosition)/cycleTime</text:span></text:p>
            <text:p text:style-name="P18"><text:span text:style-name="T3">if approximateFrequency &gt; maxAllowedFrequency</text:span></text:p>
            <text:p text:style-name="P18"><text:span text:style-name="T3"><text:tab/></text:span><text:span text:style-name="T3">take no step</text:span></text:p>
            <text:p text:style-name="P18"><text:span text:style-name="T3"><text:tab/></text:span><text:span text:style-name="T3">goto update and return error</text:span></text:p>
          </draw:text-box>
        </draw:frame>
        <draw:frame draw:style-name="gr6" draw:text-style-name="P6" draw:layer="layout" svg:width="15.005cm" svg:height="2.384cm" svg:x="14.995cm" svg:y="9.616cm">
          <draw:text-box>
            <text:p>commandedPosition</text:p>
            <text:p>stepPosition</text:p>
            <text:p/>
          </draw:text-box>
        </draw:frame>
        <presentation:notes draw:style-name="dp1">
          <draw:page-thumbnail draw:style-name="gr19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6.5cm" svg:y="0.5cm">
          <draw:text-box>
            <text:p text:style-name="P12">Line equations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6" draw:text-style-name="P13" draw:layer="layout" svg:width="12cm" svg:height="2.384cm" svg:x="15.5cm" svg:y="0.5cm">
          <draw:text-box>
            <text:p text:style-name="P12">”scale” is known = steps/mm</text:p>
            <text:p text:style-name="P12">intitialStepPosition != stepPosition</text:p>
            <text:p text:style-name="P12">frequency slow enough</text:p>
          </draw:text-box>
        </draw:frame>
        <draw:frame draw:style-name="gr6" draw:text-style-name="P21" draw:layer="layout" svg:width="19cm" svg:height="2.455cm" svg:x="13cm" svg:y="6.5cm">
          <draw:text-box>
            <text:p text:style-name="P20"><text:span text:style-name="T4">stepPos = k Time + m</text:span></text:p>
            <text:p text:style-name="P20"><text:span text:style-name="T4">k = (commandedPosition - initialPosition)/cycleTime</text:span></text:p>
            <text:p text:style-name="P20"><text:span text:style-name="T4">m = initialPosition</text:span></text:p>
            <text:p text:style-name="P20"><text:span text:style-name="T4">Time = 0 at initial Time (nominal lcnc time)</text:span></text:p>
          </draw:text-box>
        </draw:frame>
        <draw:frame draw:style-name="gr6" draw:text-style-name="P6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1">
          <draw:page-thumbnail draw:style-name="gr19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6.5cm" svg:y="0.5cm">
          <draw:text-box>
            <text:p text:style-name="P12">Check too flat slope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27" draw:text-style-name="P13" draw:layer="layout" svg:width="15.5cm" svg:height="3.095cm" svg:x="12.5cm" svg:y="0.5cm">
          <draw:text-box>
            <text:p text:style-name="P12">”scale” is known = steps/mm</text:p>
            <text:p text:style-name="P12">intitialStepPosition != stepPosition, must take step</text:p>
            <text:p text:style-name="P12">frequency slow enough</text:p>
          </draw:text-box>
        </draw:frame>
        <draw:frame draw:style-name="gr6" draw:text-style-name="P21" draw:layer="layout" svg:width="19cm" svg:height="3.006cm" svg:x="13cm" svg:y="6.5cm">
          <draw:text-box>
            <text:p text:style-name="P20"><text:span text:style-name="T4">Avoid problems with numerical precision at flat slope.</text:span></text:p>
            <text:p text:style-name="P20"><text:span text:style-name="T4">k * cycleTime * scale = amount of a step to take</text:span></text:p>
            <text:p text:style-name="P20"><text:span text:style-name="T4">if that amount &lt; 0.01 (for example), just take a step in the</text:span></text:p>
            <text:p text:style-name="P20"><text:span text:style-name="T4">right direction half-way into cycleTime.</text:span></text:p>
            <text:p text:style-name="P20"><text:span text:style-name="T4">We know we must take a step due to previous checks.</text:span></text:p>
          </draw:text-box>
        </draw:frame>
        <draw:frame draw:style-name="gr6" draw:text-style-name="P6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1">
          <draw:page-thumbnail draw:style-name="gr19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5.5cm" svg:y="0.5cm">
          <draw:text-box>
            <text:p text:style-name="P12">Tstart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27" draw:text-style-name="P13" draw:layer="layout" svg:width="15.5cm" svg:height="3.095cm" svg:x="13.5cm" svg:y="0cm">
          <draw:text-box>
            <text:p text:style-name="P12">”scale” is known = steps/mm</text:p>
            <text:p text:style-name="P12">intitialStepPosition != stepPosition, must take step</text:p>
            <text:p text:style-name="P12">frequency range ok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8.872cm" svg:y="9.55cm">
          <draw:text-box>
            <text:p text:style-name="P24"><text:span text:style-name="T5">Tstart</text:span></text:p>
          </draw:text-box>
        </draw:frame>
        <draw:frame draw:style-name="gr20" draw:text-style-name="P28" draw:layer="layout" svg:width="12cm" svg:height="2.621cm" svg:x="16cm" svg:y="4.5cm">
          <draw:text-box>
            <text:p text:style-name="P26"><text:span text:style-name="T6">For positive k:</text:span></text:p>
            <text:p text:style-name="P26"><text:span text:style-name="T6">Tstart = (ceil(initialPosition*scale)-m)/k</text:span></text:p>
            <text:p text:style-name="P27"><text:span text:style-name="T7">For negative k:</text:span></text:p>
            <text:p text:style-name="P27"><text:span text:style-name="T7">Tstart = -(floor(initialPosition*scale)-m)/k</text:span></text:p>
            <text:p text:style-name="P26"><text:span text:style-name="T6"/></text:p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5.5cm" svg:y="0.5cm">
          <draw:text-box>
            <text:p text:style-name="P12">Frequency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27" draw:text-style-name="P13" draw:layer="layout" svg:width="15.5cm" svg:height="3.095cm" svg:x="13.5cm" svg:y="0cm">
          <draw:text-box>
            <text:p text:style-name="P12">”scale” is known = steps/mm</text:p>
            <text:p text:style-name="P12">intitialStepPosition != stepPosition, must take step</text:p>
            <text:p text:style-name="P12">frequency range ok</text:p>
            <text:p text:style-name="P12">Tstart is known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8.872cm" svg:y="9.55cm">
          <draw:text-box>
            <text:p text:style-name="P24"><text:span text:style-name="T5">Tstart</text:span></text:p>
          </draw:text-box>
        </draw:frame>
        <draw:frame draw:style-name="gr29" draw:text-style-name="P29" draw:layer="layout" svg:width="8.287cm" svg:height="1.2cm" svg:x="15.5cm" svg:y="6.3cm">
          <draw:text-box>
            <text:p><text:span text:style-name="T7">Frequency = slope of curve, k * scale</text:span></text:p>
            <text:p><text:span text:style-name="T7">Frequency = k * scale</text:span></text:p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1.673cm" svg:x="5.5cm" svg:y="0.5cm">
          <draw:text-box>
            <text:p text:style-name="P12">Number of steps</text:p>
            <text:p text:style-name="P12">and direction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30" draw:text-style-name="P5" draw:layer="layout" svg:width="13cm" svg:height="3.006cm" svg:x="16cm" svg:y="0.057cm">
          <draw:text-box>
            <text:p text:style-name="P4"><text:span text:style-name="T1">”</text:span><text:span text:style-name="T1">scale” is known = steps/mm</text:span></text:p>
            <text:p text:style-name="P4"><text:span text:style-name="T1">intitialStepPosition != stepPosition, must take step</text:span></text:p>
            <text:p text:style-name="P4"><text:span text:style-name="T1">Frequency range ok</text:span></text:p>
            <text:p text:style-name="P4"><text:span text:style-name="T1">Tstart is known</text:span></text:p>
            <text:p text:style-name="P4"><text:span text:style-name="T1">Frequency is known</text:span>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8.872cm" svg:y="9.55cm">
          <draw:text-box>
            <text:p text:style-name="P24"><text:span text:style-name="T5">Tstart</text:span></text:p>
          </draw:text-box>
        </draw:frame>
        <draw:frame draw:style-name="gr29" draw:text-style-name="P29" draw:layer="layout" svg:width="10cm" svg:height="1.673cm" svg:x="15.5cm" svg:y="6.3cm">
          <draw:text-box>
            <text:p><text:span text:style-name="T7">nSteps = stepPosition - initialStepPosition</text:span></text:p>
            <text:p><text:span text:style-name="T7">sign(nSteps) = direction</text:span></text:p>
            <text:p><text:span text:style-name="T7">sign(k) = direction</text:span></text:p>
          </draw:text-box>
        </draw:frame>
        <draw:frame draw:style-name="gr6" draw:text-style-name="P6" draw:layer="layout" svg:width="15.005cm" svg:height="2.384cm" svg:x="14.75cm" svg:y="3.235cm">
          <draw:text-box>
            <text:p>commandedPosition</text:p>
            <text:p>stepPosition</text:p>
            <text:p/>
          </draw:text-box>
        </draw:frame>
        <draw:frame draw:style-name="gr6" draw:text-style-name="P6" draw:layer="layout" svg:width="15.005cm" svg:height="2.384cm" svg:x="14.792cm" svg:y="9.616cm">
          <draw:text-box>
            <text:p>commandedPosition</text:p>
            <text:p>stepPosition</text:p>
            <text:p/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5.5cm" svg:y="0.5cm">
          <draw:text-box>
            <text:p text:style-name="P12">Prepare for next cycle</text:p>
          </draw:text-box>
        </draw:frame>
        <draw:frame draw:style-name="gr6" draw:text-style-name="P13" draw:layer="layout" svg:width="6.505cm" svg:height="2.384cm" svg:x="14.792cm" svg:y="6.188cm">
          <draw:text-box>
            <text:p text:style-name="P12">initialPosition</text:p>
            <text:p text:style-name="P12">initialStepPosition</text:p>
          </draw:text-box>
        </draw:frame>
        <draw:frame draw:style-name="gr6" draw:text-style-name="P21" draw:layer="layout" svg:width="15.005cm" svg:height="2.384cm" svg:x="5.5cm" svg:y="1.5cm">
          <draw:text-box>
            <text:p text:style-name="P20"><text:span text:style-name="T4">initialPosition <text:s/>&lt;= commandedPosition <text:s text:c="2"/></text:span></text:p>
            <text:p text:style-name="P20"><text:span text:style-name="T4">initialStepPosition &lt;= stepPosition</text:span></text:p>
            <text:p text:style-name="P20"><text:span text:style-name="T4"/></text:p>
          </draw:text-box>
        </draw:frame>
        <draw:frame draw:style-name="gr6" draw:text-style-name="P13" draw:layer="layout" svg:width="6.505cm" svg:height="2.384cm" svg:x="15cm" svg:y="3.116cm">
          <draw:text-box>
            <text:p text:style-name="P12">initialPosition</text:p>
            <text:p text:style-name="P12">initialStepPosition</text:p>
          </draw:text-box>
        </draw:frame>
        <draw:line draw:style-name="gr3" draw:text-style-name="P2" draw:layer="layout" svg:x1="9.006cm" svg:y1="7.067cm" svg:x2="14.78cm" svg:y2="6.538cm">
          <text:p/>
        </draw:line>
        <draw:custom-shape draw:style-name="gr11" draw:text-style-name="P7" draw:layer="layout" svg:width="0.317cm" svg:height="0.317cm" svg:x="14.601cm" svg:y="7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3" draw:layer="layout" svg:width="6.505cm" svg:height="2.384cm" svg:x="14.792cm" svg:y="9.616cm">
          <draw:text-box>
            <text:p text:style-name="P12">initialPosition</text:p>
            <text:p text:style-name="P12">initialStepPosition</text:p>
          </draw:text-box>
        </draw:frame>
        <draw:line draw:style-name="gr26" draw:text-style-name="P1" draw:layer="layout" svg:x1="14.5cm" svg:y1="15.5cm" svg:x2="20.698cm" svg:y2="15.5cm">
          <text:p/>
        </draw:line>
        <draw:frame draw:style-name="gr8" draw:text-style-name="P13" draw:layer="layout" svg:width="2cm" svg:height="1cm" svg:x="20.698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12:21:14.416000000</meta:creation-date>
    <dc:date>2024-02-05T00:10:04.385000000</dc:date>
    <meta:editing-duration>PT11H44M7S</meta:editing-duration>
    <meta:editing-cycles>23</meta:editing-cycles>
    <meta:generator>LibreOffice/7.4.2.3$Windows_X86_64 LibreOffice_project/382eef1f22670f7f4118c8c2dd222ec7ad009daf</meta:generator>
    <meta:document-statistic meta:object-count="651"/>
  </office:meta>
</office:document-meta>
</file>